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/>
    </style:style>
    <style:style style:name="gr5" style:family="graphic" style:parent-style-name="standard">
      <style:graphic-properties draw:textarea-horizontal-align="justify" draw:textarea-vertical-align="middle" draw:auto-grow-height="true" fo:min-height="1.655cm" fo:wrap-option="no-wrap"/>
    </style:style>
    <style:style style:name="gr6" style:family="graphic" style:parent-style-name="standard">
      <style:graphic-properties draw:textarea-horizontal-align="justify" draw:textarea-vertical-align="middle" draw:auto-grow-height="true" fo:min-height="1.494cm" fo:padding-top="0cm" fo:padding-bottom="0cm" fo:padding-left="0cm" fo:padding-right="0cm" fo:wrap-option="no-wrap"/>
    </style:style>
    <style:style style:name="gr7" style:family="graphic" style:parent-style-name="standard">
      <style:graphic-properties draw:textarea-horizontal-align="justify" draw:textarea-vertical-align="middle" draw:auto-grow-height="true" fo:min-height="1.721cm" fo:padding-top="0cm" fo:padding-bottom="0cm" fo:padding-left="0cm" fo:padding-right="0cm" fo:wrap-option="no-wrap"/>
    </style:style>
    <style:style style:name="gr8" style:family="graphic" style:parent-style-name="standard">
      <style:graphic-properties draw:textarea-horizontal-align="justify" draw:textarea-vertical-align="middle" draw:auto-grow-height="true" fo:min-height="1.578cm" fo:padding-top="0cm" fo:padding-bottom="0cm" fo:padding-left="0cm" fo:padding-right="0cm" fo:wrap-option="no-wrap"/>
    </style:style>
    <style:style style:name="gr9" style:family="graphic" style:parent-style-name="standard">
      <style:graphic-properties draw:textarea-horizontal-align="justify" draw:textarea-vertical-align="middle" draw:auto-grow-height="true" fo:min-height="1.971cm" fo:padding-top="0cm" fo:padding-bottom="0cm" fo:padding-left="0cm" fo:padding-right="0cm" fo:wrap-option="no-wrap"/>
    </style:style>
    <style:style style:name="gr10" style:family="graphic" style:parent-style-name="standard">
      <style:graphic-properties draw:stroke="none" svg:stroke-color="#000000" draw:fill="solid" draw:fill-color="#ffffcc" draw:textarea-horizontal-align="center" draw:auto-grow-height="true" draw:auto-grow-width="true" fo:min-height="1.426cm" fo:min-width="3.293cm" draw:shadow="visible" draw:shadow-offset-x="0.305cm" draw:shadow-offset-y="0.305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 style:font-size-asian="18pt" style:font-size-complex="18pt"/>
    </style:style>
    <style:style style:name="P4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draw:type="line" svg:x1="8.937cm" svg:y1="3.54cm" svg:x2="8.937cm" svg:y2="5.445cm" draw:start-shape="id1" draw:end-shape="id2">
          <text:p/>
        </draw:connector>
        <draw:connector draw:style-name="gr2" draw:text-style-name="P3" draw:layer="layout" draw:type="lines" svg:x1="15.604cm" svg:y1="10.504cm" svg:x2="10.842cm" svg:y2="13.065cm" draw:start-shape="id3" draw:start-glue-point="6" draw:end-shape="id4" draw:end-glue-point="4">
          <text:p text:style-name="P2"><text:span text:style-name="T1">YES</text:span></text:p>
        </draw:connector>
        <draw:connector draw:style-name="gr2" draw:text-style-name="P3" draw:layer="layout" draw:type="lines" svg:x1="15.604cm" svg:y1="10.504cm" svg:x2="18.779cm" svg:y2="12.43cm" draw:start-shape="id3" draw:start-glue-point="6" draw:end-shape="id5" draw:end-glue-point="4">
          <text:p text:style-name="P2"><text:span text:style-name="T1">NO</text:span></text:p>
        </draw:connector>
        <draw:connector draw:style-name="gr2" draw:text-style-name="P3" draw:layer="layout" svg:x1="18.78cm" svg:y1="15.584cm" svg:x2="18.462cm" svg:y2="23.225cm" draw:start-shape="id5" draw:end-shape="id6" draw:end-glue-point="0">
          <text:p text:style-name="P2"><text:span text:style-name="T1">NO</text:span></text:p>
        </draw:connector>
        <draw:connector draw:style-name="gr2" draw:text-style-name="P3" draw:layer="layout" svg:x1="16.875cm" svg:y1="14.007cm" svg:x2="12.43cm" svg:y2="14.017cm" draw:start-shape="id5" draw:end-shape="id4">
          <text:p text:style-name="P2"><text:span text:style-name="T1">YES</text:span></text:p>
        </draw:connector>
        <draw:connector draw:style-name="gr2" draw:text-style-name="P3" draw:layer="layout" svg:x1="11.16cm" svg:y1="7.022cm" svg:x2="13.7cm" svg:y2="8.927cm" draw:start-shape="id2" draw:start-glue-point="7" draw:end-shape="id3">
          <text:p text:style-name="P2"><text:span text:style-name="T1">YES</text:span></text:p>
        </draw:connector>
        <draw:connector draw:style-name="gr2" draw:text-style-name="P3" draw:layer="layout" svg:x1="6.714cm" svg:y1="25.744cm" svg:x2="18.462cm" svg:y2="26.018cm" draw:start-shape="id7" draw:start-glue-point="6" draw:end-shape="id6">
          <text:p text:style-name="P2"><text:span text:style-name="T1">YES</text:span></text:p>
        </draw:connector>
        <draw:connector draw:style-name="gr2" draw:text-style-name="P3" draw:layer="layout" svg:x1="8.62cm" svg:y1="24.166cm" svg:x2="13.065cm" svg:y2="23.986cm" draw:start-shape="id7" draw:start-glue-point="7" draw:end-shape="id8">
          <text:p text:style-name="P2"><text:span text:style-name="T1">NO</text:span></text:p>
        </draw:connector>
        <draw:connector draw:style-name="gr3" draw:text-style-name="P1" draw:layer="layout" svg:x1="10.842cm" svg:y1="14.97cm" svg:x2="10.525cm" svg:y2="16.875cm" draw:start-shape="id4" draw:start-glue-point="6" draw:end-shape="id9">
          <text:p/>
        </draw:connector>
        <draw:connector draw:style-name="gr2" draw:text-style-name="P3" draw:layer="layout" svg:x1="6.715cm" svg:y1="7.022cm" svg:x2="4.81cm" svg:y2="24.166cm" draw:start-shape="id2" draw:end-shape="id7" draw:end-glue-point="5">
          <text:p text:style-name="P2"><text:span text:style-name="T1">NO</text:span></text:p>
        </draw:connector>
        <draw:connector draw:style-name="gr4" draw:text-style-name="P3" draw:layer="layout" svg:x1="10.524cm" svg:y1="20.029cm" svg:x2="6.714cm" svg:y2="22.59cm" draw:start-shape="id9" draw:start-glue-point="6" draw:end-shape="id7" draw:end-glue-point="4">
          <text:p text:style-name="P2"><text:span text:style-name="T1">YES</text:span></text:p>
        </draw:connector>
        <draw:connector draw:style-name="gr4" draw:text-style-name="P3" draw:layer="layout" svg:x1="10.525cm" svg:y1="20.029cm" svg:x2="14.652cm" svg:y2="22.59cm" draw:start-shape="id9" draw:end-shape="id8">
          <text:p text:style-name="P2"><text:span text:style-name="T1">NO</text:span></text:p>
        </draw:connector>
        <draw:custom-shape draw:style-name="gr5" draw:text-style-name="P2" draw:id="id4" draw:layer="layout" svg:width="3.175cm" svg:height="1.905cm" svg:x="9.255cm" svg:y="13.065cm">
          <text:p text:style-name="P2"><text:span text:style-name="T1">Get existing samples in the existing pallet for comparis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draw:id="id2" draw:layer="layout" svg:width="4.445cm" svg:height="3.155cm" svg:x="6.715cm" svg:y="5.445cm">
          <text:p text:style-name="P2"><text:span text:style-name="T1">Product barcode already in database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2" draw:id="id1" draw:layer="layout" svg:width="4.445cm" svg:height="2.791cm" svg:x="6.715cm" svg:y="0.749cm">
          <text:p text:style-name="P2"><text:span text:style-name="T1">Enter product barcode (nunc barcode) and position label (like 01AA05)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8" draw:text-style-name="P2" draw:id="id3" draw:layer="layout" svg:width="3.81cm" svg:height="3.154cm" svg:x="13.7cm" svg:y="7.35cm">
          <text:p text:style-name="P2"><text:span text:style-name="T1">Same position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2" draw:id="id5" draw:layer="layout" svg:width="3.81cm" svg:height="3.154cm" svg:x="16.875cm" svg:y="12.43cm">
          <text:p text:style-name="P2"><text:span text:style-name="T1">Want to move it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2" draw:id="id9" draw:layer="layout" svg:width="3.81cm" svg:height="3.154cm" svg:x="8.62cm" svg:y="16.875cm">
          <text:p text:style-name="P2"><text:span text:style-name="T1">Is in move mode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2" draw:id="id7" draw:layer="layout" svg:width="3.81cm" svg:height="3.154cm" svg:x="4.81cm" svg:y="22.59cm">
          <text:p text:style-name="P2"><text:span text:style-name="T1">Is position already in use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2" draw:id="id8" draw:layer="layout" svg:width="3.175cm" svg:height="2.793cm" svg:x="13.065cm" svg:y="22.59cm">
          <text:p text:style-name="P2"><text:span text:style-name="T1">See pallet samples + can sav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9" draw:text-style-name="P2" draw:id="id6" draw:layer="layout" svg:width="3.175cm" svg:height="2.793cm" svg:x="16.875cm" svg:y="23.225cm">
          <text:p text:style-name="P2"><text:span text:style-name="T1">Can't Continu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frame draw:style-name="gr10" draw:text-style-name="P4" draw:layer="layout" svg:width="5.027cm" svg:height="1.676cm" svg:x="15.023cm" svg:y="1.229cm">
          <draw:text-box>
            <text:p text:style-name="P4"><text:span text:style-name="T2">Current implementation </text:span></text:p>
            <text:p text:style-name="P4"><text:span text:style-name="T2">in Biobank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center" draw:textarea-vertical-align="middle" draw:fit-to-size="fals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initial-creator>Delphine Degris-Dard</meta:initial-creator>
    <meta:creation-date>2009-08-28T15:15:21</meta:creation-date>
    <dc:creator>Delphine Degris-Dard</dc:creator>
    <dc:date>2009-08-28T17:43:23</dc:date>
    <meta:editing-cycles>10</meta:editing-cycles>
    <meta:editing-duration>PT1H15M17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